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8.843" calcext:value-type="float">
            <text:p>138.843</text:p>
          </table:table-cell>
          <table:table-cell office:value-type="float" office:value="138.502" calcext:value-type="float">
            <text:p>138.502</text:p>
          </table:table-cell>
          <table:table-cell office:value-type="float" office:value="138.658" calcext:value-type="float">
            <text:p>138.6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4.804" calcext:value-type="float">
            <text:p>564.804</text:p>
          </table:table-cell>
          <table:table-cell office:value-type="float" office:value="561.861" calcext:value-type="float">
            <text:p>561.861</text:p>
          </table:table-cell>
          <table:table-cell office:value-type="float" office:value="556.533" calcext:value-type="float">
            <text:p>556.5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77.845" calcext:value-type="float">
            <text:p>1277.845</text:p>
          </table:table-cell>
          <table:table-cell office:value-type="float" office:value="1273.449" calcext:value-type="float">
            <text:p>1273.449</text:p>
          </table:table-cell>
          <table:table-cell office:value-type="float" office:value="1269.067" calcext:value-type="float">
            <text:p>1269.06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76.677" calcext:value-type="float">
            <text:p>2276.677</text:p>
          </table:table-cell>
          <table:table-cell office:value-type="float" office:value="2270.804" calcext:value-type="float">
            <text:p>2270.804</text:p>
          </table:table-cell>
          <table:table-cell office:value-type="float" office:value="2257.153" calcext:value-type="float">
            <text:p>2257.1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62.582" calcext:value-type="float">
            <text:p>3562.582</text:p>
          </table:table-cell>
          <table:table-cell office:value-type="float" office:value="3552.605" calcext:value-type="float">
            <text:p>3552.605</text:p>
          </table:table-cell>
          <table:table-cell office:value-type="float" office:value="3528.228" calcext:value-type="float">
            <text:p>3528.2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131.315" calcext:value-type="float">
            <text:p>5131.315</text:p>
          </table:table-cell>
          <table:table-cell office:value-type="float" office:value="5121.566" calcext:value-type="float">
            <text:p>5121.566</text:p>
          </table:table-cell>
          <table:table-cell office:value-type="float" office:value="5097.99" calcext:value-type="float">
            <text:p>5097.9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986.156" calcext:value-type="float">
            <text:p>6986.156</text:p>
          </table:table-cell>
          <table:table-cell office:value-type="float" office:value="6974.335" calcext:value-type="float">
            <text:p>6974.335</text:p>
          </table:table-cell>
          <table:table-cell office:value-type="float" office:value="6933.494" calcext:value-type="float">
            <text:p>6933.49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201.809" calcext:value-type="float">
            <text:p>9201.809</text:p>
          </table:table-cell>
          <table:table-cell office:value-type="float" office:value="9107.264" calcext:value-type="float">
            <text:p>9107.264</text:p>
          </table:table-cell>
          <table:table-cell office:value-type="float" office:value="9055.128" calcext:value-type="float">
            <text:p>9055.12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1589.753" calcext:value-type="float">
            <text:p>11589.753</text:p>
          </table:table-cell>
          <table:table-cell office:value-type="float" office:value="11525.657" calcext:value-type="float">
            <text:p>11525.657</text:p>
          </table:table-cell>
          <table:table-cell office:value-type="float" office:value="11466.742" calcext:value-type="float">
            <text:p>11466.74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371.093" calcext:value-type="float">
            <text:p>14371.093</text:p>
          </table:table-cell>
          <table:table-cell office:value-type="float" office:value="14230.115" calcext:value-type="float">
            <text:p>14230.115</text:p>
          </table:table-cell>
          <table:table-cell office:value-type="float" office:value="14164.362" calcext:value-type="float">
            <text:p>14164.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08:58.824911936</meta:creation-date>
    <dc:date>2024-09-02T16:11:51.603718665</dc:date>
    <meta:editing-duration>PT2M53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